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008000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2"/>
    <style:style style:name="ce5" style:family="table-cell" style:parent-style-name="Default" style:data-style-name="N2">
      <style:text-properties fo:color="#008000"/>
    </style:style>
    <style:style style:name="ce6" style:family="table-cell" style:parent-style-name="Default" style:data-style-name="N117">
      <style:text-properties fo:color="#008000"/>
    </style:style>
    <style:style style:name="ce7" style:family="table-cell" style:parent-style-name="Default">
      <style:text-properties fo:color="#ff0000"/>
    </style:style>
    <style:style style:name="T1" style:family="text">
      <style:text-properties style:text-position="super 58%"/>
    </style:style>
  </office:automatic-styles>
  <office:body>
    <office:spreadsheet>
      <table:table table:name="MaxSodaPopConsumption" table:style-name="ta1" table:print="false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>
            <text:p>Savtich 8<text:span text:style-name="T1">th</text:span> Edition Chapter 2 Problem 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>
            <text:p>(To Kill a Mouse or, to diet or not to diet?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string">
            <text:p><text:s/>= Your Current Weight in lb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string">
            <text:p><text:s/>= How many lbs do you want to lose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float" office:value="61">
            <text:p>61</text:p>
          </table:table-cell>
          <table:table-cell table:style-name="ce1" office:value-type="string">
            <text:p><text:s/>= Current Age in yrs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float" office:value="85">
            <text:p>85</text:p>
          </table:table-cell>
          <table:table-cell table:style-name="ce1" office:value-type="string">
            <text:p><text:s/>= Life Expectancy in yrs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office:value-type="string">
            <text:p><text:s/>= Current Soda Pop Consumption/day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float" office:value="40">
            <text:p>40</text:p>
          </table:table-cell>
          <table:table-cell table:style-name="ce1" office:value-type="string">
            <text:p><text:s/>= Years at present consumption rate</text:p>
          </table:table-cell>
          <table:table-cell table:style-name="ce1" table:number-columns-repeated="1020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string">
            <text:p><text:s/>= Mass of mouse in gram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<text:s/>= Mass of Sweetener that killed mou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50">
            <text:p>350</text:p>
          </table:table-cell>
          <table:table-cell office:value-type="string">
            <text:p><text:s/>= Mass of Soda Pop in gram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percentage" office:value="0.001">
            <text:p>0.10%</text:p>
          </table:table-cell>
          <table:table-cell office:value-type="string">
            <text:p><text:s/>= Concentration of Soda Pop in c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53.5">
            <text:p>453.5</text:p>
          </table:table-cell>
          <table:table-cell office:value-type="string">
            <text:p><text:s/>= Conversion of grams/l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65">
            <text:p>365</text:p>
          </table:table-cell>
          <table:table-cell office:value-type="string">
            <text:p><text:s/>= Days in a yea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table:formula="of:=([.C8]-[.C9])*[.C15]/[.C14]" office:value-type="float" office:value="25.7142857142857">
            <text:p>25.71</text:p>
          </table:table-cell>
          <table:table-cell office:value-type="string">
            <text:p><text:s/>= Wt of Sweetener that would kill you in lb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table:formula="of:=[.C16]*[.C17]" office:value-type="float" office:value="0.35">
            <text:p>0.35</text:p>
          </table:table-cell>
          <table:table-cell office:value-type="string">
            <text:p><text:s/>= Mass of Sweetener in a can of Soda Pop (grams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table:formula="of:=[.C22]/[.C23]*[.C18]" office:value-type="float" office:value="33318.3673469388">
            <text:p>33318.37</text:p>
          </table:table-cell>
          <table:table-cell office:value-type="string">
            <text:p><text:s/>= Max Number of Cans of Soda Pop you might consum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table:formula="of:=[.C12]*[.C19]*[.C13]" office:value-type="float" office:value="29200">
            <text:p>29200.00</text:p>
          </table:table-cell>
          <table:table-cell table:style-name="ce1" office:value-type="string">
            <text:p><text:s/>= Cans of Soda Pop already consumed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6" table:formula="of:=([.C24]-[.C26])/[.C19]/([.C11]-[.C10])" office:value-type="float" office:value="0.470133258782965">
            <text:p>0.47</text:p>
          </table:table-cell>
          <table:table-cell table:style-name="ce1" office:value-type="string">
            <text:p><text:s/>= Cans you may consume from now on per day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formula="of:=IF([.C27]&lt;0;&quot;You are already Dead&quot;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>
            <text:p>Note: <text:s/>These are just extra fun parts to the problem not required!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2" number:min-integer-digits="1"/>
    </number:number-style>
    <number:number-style style:name="N117">
      <style:text-properties fo:color="#ff0000"/>
      <number:text>-</number:text>
      <number:number number:decimal-places="2" number:min-integer-digits="1"/>
      <style:map style:condition="value()&gt;=0" style:apply-style-name="N117P0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9/25/2017</text:date>, <text:time>08:1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9-21T11:42:49.01</meta:creation-date>
    <dc:date>2017-09-25T08:16:41.58</dc:date>
    <dc:creator>RCC RCCD</dc:creator>
    <meta:editing-duration>PT43M23S</meta:editing-duration>
    <meta:editing-cycles>12</meta:editing-cycles>
    <meta:generator>OpenOffice/4.1.3$Win32 OpenOffice.org_project/413m1$Build-9783</meta:generator>
    <meta:document-statistic meta:table-count="1" meta:cell-count="38" meta:object-count="0"/>
  </office:meta>
</office:document-meta>
</file>